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A3E82214D8B889B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1.341cm" svg:y="-1.05cm" svg:width="13.501cm" svg:height="8.999cm" draw:z-index="0"><draw:image xlink:href="Pictures/1000000100000708000004B0A3E82214D8B889BE.png" xlink:type="simple" xlink:show="embed" xlink:actuate="onLoad" draw:mime-type="image/png"/></draw:frame><draw:frame draw:style-name="fr1" draw:name="Copia di Immagine1 1" text:anchor-type="char" svg:x="1.341cm" svg:y="8.28cm" svg:width="13.501cm" svg:height="8.999cm" draw:z-index="1"><draw:image xlink:href="Pictures/1000000100000708000004B0A3E82214D8B889BE.png" xlink:type="simple" xlink:show="embed" xlink:actuate="onLoad" draw:mime-type="image/png"/></draw:frame><draw:frame draw:style-name="fr1" draw:name="Copia di Immagine1 2" text:anchor-type="char" svg:x="1.341cm" svg:y="17.611cm" svg:width="13.501cm" svg:height="8.999cm" draw:z-index="2"><draw:image xlink:href="Pictures/1000000100000708000004B0A3E82214D8B889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3-11-15T14:39:10.568447990</dc:date>
    <meta:editing-duration>PT7H50M43S</meta:editing-duration>
    <meta:editing-cycles>6</meta:editing-cycles>
    <meta:generator>LibreOffice/7.4.7.2$Linux_X86_64 LibreOffice_project/40$Build-2</meta:generator>
    <meta:print-date>2023-11-15T14:23:55.455594661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